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DengXian" svg:font-family="DengXian" style:font-family-generic="modern" style:font-pitch="fixed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roman" svg:panose-1="0 0 0 0 0 0 0 0 0 0"/>
    <style:font-face style:name="DengXian Light" svg:font-family="DengXian Light" style:font-family-generic="roman" svg:panose-1="0 0 0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Normal" style:family="paragraph">
      <style:text-properties fo:font-size="16pt" style:font-size-asian="16pt" style:font-size-complex="16pt"/>
    </style:style>
    <style:style style:name="P3" style:parent-style-name="Normal" style:family="paragraph">
      <style:text-properties fo:font-size="16pt" style:font-size-asian="16pt" style:font-size-complex="16pt"/>
    </style:style>
    <style:style style:name="P4" style:parent-style-name="Normal" style:family="paragraph">
      <style:text-properties fo:font-size="16pt" style:font-size-asian="16pt" style:font-size-complex="16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Normal" style:family="paragraph">
      <style:text-properties fo:font-size="16pt" style:font-size-asian="16pt" style:font-size-complex="16pt"/>
    </style:style>
    <style:style style:name="P7" style:parent-style-name="Normal" style:family="paragraph">
      <style:text-properties fo:font-size="16pt" style:font-size-asian="16pt" style:font-size-complex="16pt"/>
    </style:style>
    <style:style style:name="P8" style:parent-style-name="Normal" style:family="paragraph">
      <style:text-properties fo:font-size="16pt" style:font-size-asian="16pt" style:font-size-complex="16pt"/>
    </style:style>
  </office:automatic-styles>
  <office:body>
    <office:text text:use-soft-page-breaks="true">
      <text:p text:style-name="P1">Lab 2 Placeholder</text:p>
      <text:p text:style-name="P2">I<text:s/>created a folder in the workspace area called ArchOSC Assignment.<text:s/>I<text:s/>also then created a folder named pictures<text:s/>I<text:s/>then screenshotted an image of the created folders edited it in teams and saved it in the newly created pictures folder.<text:s/></text:p>
      <text:p text:style-name="P3"/>
      <text:p text:style-name="P4">I<text:s/>created a local repository using the terminal in my workspace.<text:s/>I<text:s/>then using GitHub created an online local repository that<text:s/>I<text:s/>can then link to the local one on the machine so that<text:s/>I<text:s/>can access<text:s/>everything<text:s/>later.<text:s/></text:p>
      <text:p text:style-name="P5"/>
      <text:p text:style-name="P6">I copied the code and<text:s/>created the shell of a website<text:s/>I<text:s/>then used the terminal to upload this website to the git hub repository.<text:s/></text:p>
      <text:p text:style-name="P7"/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DengXian" svg:font-family="DengXian" style:font-family-generic="modern" style:font-pitch="fixed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roman" svg:panose-1="0 0 0 0 0 0 0 0 0 0"/>
    <style:font-face style:name="DengXian Light" svg:font-family="DengXian Light" style:font-family-generic="roman" svg:panose-1="0 0 0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ILEY GODFREY</meta:initial-creator>
    <dc:creator>BAILEY GODFREY</dc:creator>
    <meta:creation-date>2026-02-03T11:13:00Z</meta:creation-date>
    <dc:date>2026-02-03T12:45:00Z</dc:date>
    <meta:template xlink:href="Normal" xlink:type="simple"/>
    <meta:editing-cycles>1</meta:editing-cycles>
    <meta:editing-duration>PT5520S</meta:editing-duration>
    <meta:document-statistic meta:page-count="1" meta:paragraph-count="1" meta:word-count="89" meta:character-count="599" meta:row-count="4" meta:non-whitespace-character-count="511"/>
  </office:meta>
</office:document-meta>
</file>